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Vrinda" svg:font-family="Vrinda" style:font-family-generic="swiss" style:font-pitch="variable" svg:panose-1="2 11 5 2 4 2 4 2 2 3"/>
    <style:font-face style:name="Gill Sans MT" svg:font-family="Gill Sans MT" style:font-family-generic="swiss" style:font-pitch="variable"/>
    <style:font-face style:name="MS Mincho" svg:font-family="MS Mincho" style:font-family-generic="roma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3">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style:style style:name="P1" style:parent-style-name="ListParagraph"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margin-left="0.5in">
        <style:tab-stops/>
      </style:paragraph-properties>
    </style:style>
    <style:style style:name="P3" style:parent-style-name="Normal" style:family="paragraph">
      <style:paragraph-properties fo:margin-left="0.5in">
        <style:tab-stops/>
      </style:paragraph-properties>
    </style:style>
    <style:style style:name="P4" style:parent-style-name="Normal" style:family="paragraph">
      <style:paragraph-properties fo:margin-left="0.5in">
        <style:tab-stops/>
      </style:paragraph-properties>
    </style:style>
    <style:style style:name="P5" style:parent-style-name="Normal" style:family="paragraph">
      <style:paragraph-properties fo:margin-left="0.5in">
        <style:tab-stops/>
      </style:paragraph-properties>
    </style:style>
    <style:style style:name="T6" style:parent-style-name="DefaultParagraphFont" style:family="text">
      <style:text-properties fo:font-weight="bold" style:font-weight-asian="bold" style:font-weight-complex="bold"/>
    </style:style>
    <style:style style:name="P7" style:parent-style-name="Normal" style:family="paragraph">
      <style:paragraph-properties fo:margin-left="0.5in">
        <style:tab-stops/>
      </style:paragraph-properties>
    </style:style>
    <style:style style:name="P8" style:parent-style-name="Normal" style:family="paragraph">
      <style:paragraph-properties fo:margin-left="0.5in">
        <style:tab-stops/>
      </style:paragraph-properties>
      <style:text-properties fo:font-weight="bold" style:font-weight-asian="bold" style:font-weight-complex="bold"/>
    </style:style>
    <style:style style:name="P9" style:parent-style-name="Normal" style:family="paragraph">
      <style:paragraph-properties fo:margin-left="0.5in">
        <style:tab-stops/>
      </style:paragraph-properties>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Normal" style:family="paragraph">
      <style:paragraph-properties fo:margin-left="0.5in">
        <style:tab-stops/>
      </style:paragraph-properties>
    </style:style>
    <style:style style:name="P14" style:parent-style-name="Normal" style:family="paragraph">
      <style:paragraph-properties fo:margin-left="0.5in">
        <style:tab-stops/>
      </style:paragraph-properties>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Normal" style:family="paragraph">
      <style:paragraph-properties fo:margin-left="0.5in">
        <style:tab-stops/>
      </style:paragraph-properties>
      <style:text-properties fo:font-weight="bold" style:font-weight-asian="bold" style:font-weight-complex="bold"/>
    </style:style>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paragraph-properties fo:margin-left="1in">
        <style:tab-stops/>
      </style:paragraph-properties>
    </style:style>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Normal" style:family="paragraph">
      <style:paragraph-properties fo:margin-left="0.5in">
        <style:tab-stops/>
      </style:paragraph-properties>
    </style:style>
    <style:style style:name="P32" style:parent-style-name="Normal" style:family="paragraph">
      <style:paragraph-properties fo:margin-left="0.5in">
        <style:tab-stops/>
      </style:paragraph-properties>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Normal" style:family="paragraph">
      <style:paragraph-properties fo:margin-left="0.5in">
        <style:tab-stops/>
      </style:paragraph-properties>
      <style:text-properties fo:font-weight="bold" style:font-weight-asian="bold" style:font-weight-complex="bold"/>
    </style:style>
    <style:style style:name="P36" style:parent-style-name="Normal" style:family="paragraph">
      <style:paragraph-properties fo:margin-left="0.5in">
        <style:tab-stops/>
      </style:paragraph-properties>
    </style:style>
  </office:automatic-styles>
  <office:body>
    <office:text text:use-soft-page-breaks="true">
      <text:p text:style-name="P1">Purpose:</text:p>
      <text:p text:style-name="P2">The purpose of the software is to facilitate the manipulation of SFM files so that they can be imported into FieldWorks.</text:p>
      <text:p text:style-name="P3">It will do that by reporting on the current state of<text:s/>the SFM file and allow the user to decide which changes to make. Then the program will save a modified copy of the SFM file.</text:p>
      <text:p text:style-name="P4">The program should also be able to read and write FieldWorks importing MAP files. This will save the user a lot of duplicated effort. If they have a map file, then this program can read it to know which markers correspond to which fields in FLEx. If it doesn’t exist then it can be started in this program and save the duplication of effort when importing into FLEx.</text:p>
      <text:p text:style-name="P5"><text:line-break/><text:span text:style-name="T6">Scope:</text:span></text:p>
      <text:p text:style-name="P7">The program is<text:s/>expected to read<text:s/>and write SFM and CSV files for the linguistic data, and to read and write MAP files for importing into FLEx.<text:s text:c="2"/>It should be<text:s/>able to convert data between SFM and various CSV styles.</text:p>
      <text:p text:style-name="P8"><text:line-break/>System Overview</text:p>
      <text:p text:style-name="P9"><text:span text:style-name="T10"><text:line-break/></text:span><text:span text:style-name="T11">References</text:span><text:span text:style-name="T12"><text:line-break/></text:span><text:a xlink:href="http://www.angelfire.com/planet/linguisticsisfun/MDFDocumentation.zip" office:target-frame-name="_top" xlink:show="replace"><text:span text:style-name="Hyperlink">http://www.angelfire.com/planet/linguisticsisfun/MDFDocumentation.zip</text:span></text:a></text:p>
      <text:p text:style-name="P13">http://downloads.sil.org/legacy/shoebox/MDF_2000.pdf</text:p>
      <text:p text:style-name="P14"><text:span text:style-name="T15">Definitions</text:span><text:span text:style-name="T16"><text:line-break/></text:span>SFM files are dictionary files created by Toolbox or Shoebox. They are<text:s/>often<text:s/>based on the Multi-Dictionary Format specification, however each linguist may have used their own variations.</text:p>
      <text:p text:style-name="P17">Tasks that the software should perform:</text:p>
      <text:list text:style-name="LFO3" text:continue-numbering="true">
        <text:list-item>
          <text:p text:style-name="P18">Check<text:s/>that the file is Unicode throughout.<text:s/></text:p>
        </text:list-item>
        <text:list-item>
          <text:p text:style-name="P19">Report on the markers used.</text:p>
        </text:list-item>
        <text:list-item>
          <text:p text:style-name="P20">Look at the number of occurrences of characters per marker. Report on rare characters for a given marker so that the user can see whether these are errors in the data.</text:p>
        </text:list-item>
        <text:list-item>
          <text:p text:style-name="P21">Report on the contents of markers that have a limited set of contents.<text:s/>These are “Range Sets” in Toolbox, and “List fields” in FLEx.</text:p>
        </text:list-item>
        <text:list-item>
          <text:p text:style-name="P22">Allow the user to modify markers by replacing them with another. E.g. in the case where two markers are used to represent the same thing. \xfr =&gt; \xn <text:s/>for example. Or in the case where we want to change all the subentries into main entries \se =&gt; \lx</text:p>
        </text:list-item>
        <text:list-item>
          <text:p text:style-name="P23">Allow the user to modify data in a given marker. E.g. in the case where two parts of speech abbreviations are used to represent the same thing. \ps prép =&gt; \ps prep</text:p>
        </text:list-item>
        <text:list-item>
          <text:p text:style-name="P24">Convert between CSV files and SFM. The CSVs file might have markers as column headings, or the markers may be included with each field, note that in this second form the data is not lined up in<text:s/><text:soft-page-break/>columns and empty cells are not required. The program should be able to read and write both<text:s/>forms of CSV<text:s/>file.<text:s/>The<text:s/>difficulty<text:s/>problem with the<text:s/>standard<text:s/>csv output<text:s/>(with data lined up in columns)<text:s/>is that<text:s/>different entries have varying numbers<text:s/>of<text:s/>repeating fields. So if one entry has 5 senses there must be columns for 5 senses though most records in the csv will only have one.</text:p>
        </text:list-item>
        <text:list-item>
          <text:p text:style-name="P25">Check that certain markers occur in pairs. <text:s/>For example \lf should always have a corresponding \lv. Though \lv could occur alone there’s no point marking something as a synonym without indicating which word is the synonym. <text:s/>Note that the \lf Syn = word format is recommended by MDF. The<text:s/>code should cope with both<text:s/>formats<text:s/>and in both cases check that the word exists. \sy and \ay are alternatives for Synonyn and Antonym</text:p>
        </text:list-item>
        <text:list-item>
          <text:p text:style-name="P26">Cross references such as \cf \mn \va should check that the entry exists and report on those missing.</text:p>
        </text:list-item>
      </text:list>
      <text:p text:style-name="P27">When checking for cross references look in the citation form field as well as the lexeme form field so that cross references aren’t missed.</text:p>
      <text:list text:style-name="LFO3" text:continue-numbering="true">
        <text:list-item>
          <text:p text:style-name="P28">Watch out for \pc (Picture) fields that likely contain<text:s/>backslashes.<text:s/></text:p>
        </text:list-item>
        <text:list-item>
          <text:p text:style-name="P29">The program should be able to do a find and replace operation that uses regular expressions or plain text. The user should be able to restrict the scope of those changes to search only the data in certain markers, or to change only markers themselves.</text:p>
        </text:list-item>
        <text:list-item>
          <text:p text:style-name="P30">The program should be able to report on the structure of the SFM data. That is to give information about the order of the markers in the records. A count of the number of occurrences of each structure. This should also report on the how that count changes if empty markers are ignored.</text:p>
        </text:list-item>
      </text:list>
      <text:p text:style-name="P31"><text:s/></text:p>
      <text:p text:style-name="P32"><text:span text:style-name="T33">Functional requirements</text:span><text:span text:style-name="T34"><text:line-break/></text:span></text:p>
      <text:p text:style-name="P35">Non-functional requirements</text:p>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Vrinda" svg:font-family="Vrinda" style:font-family-generic="swiss" style:font-pitch="variable" svg:panose-1="2 11 5 2 4 2 4 2 2 3"/>
    <style:font-face style:name="Gill Sans MT" svg:font-family="Gill Sans MT" style:font-family-generic="swiss" style:font-pitch="variable"/>
    <style:font-face style:name="MS Mincho" svg:font-family="MS Mincho" style:font-family-generic="roma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Vrind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bottom="0in" fo:line-height="100%"/>
      <style:text-properties style:font-name="Gill Sans MT" style:font-name-asian="MS Mincho" style:font-name-complex="Arial" fo:font-weight="bold" style:font-weight-asian="bold" fo:font-size="22pt" style:font-size-asian="22pt" style:font-size-complex="12pt" style:text-underline-type="single" style:text-underline-style="solid" style:text-underline-width="auto" style:text-underline-mode="continuous" fo:hyphenate="false"/>
    </style:style>
    <style:style style:name="Heading2" style:display-name="Heading 2" style:family="paragraph" style:parent-style-name="Heading1" style:next-style-name="Normal" style:default-outline-level="2">
      <style:text-properties fo:font-weight="normal" style:font-weight-asian="normal" style:font-weight-complex="bold" style:font-style-complex="italic" fo:font-size="14pt" style:font-size-asian="14pt" style:font-size-complex="14pt" style:text-underline-type="none"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eading2Char" style:display-name="Heading 2 Char" style:family="text" style:parent-style-name="DefaultParagraphFont">
      <style:text-properties style:font-name="Gill Sans MT" style:font-name-asian="MS Mincho" style:font-name-complex="Arial" style:font-weight-complex="bold" style:font-style-complex="italic" fo:font-size="14pt" style:font-size-asian="14pt" style:font-size-complex="14pt"/>
    </style:style>
    <style:style style:name="Heading1Char" style:display-name="Heading 1 Char" style:family="text" style:parent-style-name="DefaultParagraphFont">
      <style:text-properties style:font-name="Gill Sans MT" style:font-name-asian="MS Mincho" style:font-name-complex="Arial" fo:font-weight="bold" style:font-weight-asian="bold" fo:font-size="22pt" style:font-size-asian="22pt" style:font-size-complex="12pt"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3in"/>
      </text:outline-level-style>
      <text:outline-level-style text:level="2" style:num-format="1" text:display-levels="2">
        <style:list-level-properties text:space-before="0in" text:min-label-width="0.4in"/>
      </text:outline-level-style>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style:page-layout style:name="PL0">
      <style:page-layout-properties fo:page-width="8.268in" fo:page-height="11.693in" style:print-orientation="portrait" fo:margin-top="0.7875in" fo:margin-left="0.3937in" fo:margin-bottom="0.7875in" fo:margin-right="0.64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meta:initial-creator>
    <dc:creator>David</dc:creator>
    <meta:creation-date>2017-07-07T07:01:00Z</meta:creation-date>
    <dc:date>2017-10-04T21:25:00Z</dc:date>
    <meta:template xlink:href="Normal.dotm" xlink:type="simple"/>
    <meta:editing-cycles>6</meta:editing-cycles>
    <meta:editing-duration>PT223080S</meta:editing-duration>
    <meta:document-statistic meta:page-count="2" meta:paragraph-count="8" meta:word-count="605" meta:character-count="4052" meta:row-count="28" meta:non-whitespace-character-count="3455"/>
  </office:meta>
</office:document-meta>
</file>